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1a62" officeooo:paragraph-rsid="00041a62"/>
    </style:style>
    <style:style style:name="P2" style:family="paragraph" style:parent-style-name="Standard">
      <style:text-properties officeooo:rsid="00041a62" officeooo:paragraph-rsid="00041a62"/>
    </style:style>
    <style:style style:name="P3" style:family="paragraph" style:parent-style-name="Standard">
      <style:text-properties officeooo:rsid="00052571" officeooo:paragraph-rsid="000525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us qu’un jeu, c’est une recommandation</text:p>
      <text:p text:style-name="P1"/>
      <text:p text:style-name="P1"/>
      <text:p text:style-name="P1"/>
      <text:p text:style-name="P1"/>
      <text:p text:style-name="P1"/>
      <text:p text:style-name="P1">Il n’y a pas meilleur que moi</text:p>
      <text:p text:style-name="P1"/>
      <text:p text:style-name="P1"/>
      <text:p text:style-name="P1"/>
      <text:p text:style-name="P1"/>
      <text:p text:style-name="P1"/>
      <text:p text:style-name="P1"/>
      <text:p text:style-name="P3">Un nouveau look à essayer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UMing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UMing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22:29:23.989994614</meta:creation-date>
    <dc:date>2019-02-14T22:44:31.522069127</dc:date>
    <meta:editing-duration>PT2M30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18" meta:character-count="94" meta:non-whitespace-character-count="79"/>
  </office:meta>
</office:document-meta>
</file>